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week, we're going to deepen our investigation into how Python can be used </text:p>
      <text:p text:style-name="Standard">to manipulate, clean, and query data by looking at the pandas data toolkit. </text:p>
      <text:p text:style-name="Standard">Pandas was created by Wes McKinney in 2008. </text:p>
      <text:p text:style-name="Standard">It is an open source project under a permissive license. </text:p>
      <text:p text:style-name="Standard">As an open source project, it has a strong community, </text:p>
      <text:p text:style-name="Standard">with more than a 100 software developers committing code to help make it better. </text:p>
      <text:p text:style-name="Standard">Now, you should use the tools within the course to engage with the instructor, </text:p>
      <text:p text:style-name="Standard">the course assistants, and your peers in order to get help with pandas. </text:p>
      <text:p text:style-name="Standard">But I also want to encourage you to go beyond this, and frankly, you'll probably </text:p>
      <text:p text:style-name="Standard">have to, and use question and answering sites such as Stack Overflow. </text:p>
      <text:p text:style-name="Standard">Stack Overflow is used broadly within the software development community to post </text:p>
      <text:p text:style-name="Standard">questions about programming, programming languages, and programming toolkits. </text:p>
      <text:p text:style-name="Standard">What's special about Stack Overflow is that it's heavily curated by </text:p>
      <text:p text:style-name="Standard">the community. </text:p>
      <text:p text:style-name="Standard">And the pandas community in particular uses it as their number one resource for </text:p>
      <text:p text:style-name="Standard">helping new members. </text:p>
      <text:p text:style-name="Standard">It's quite possible, if you post a question to Stack Overflow and </text:p>
      <text:p text:style-name="Standard">tag it as being pandas and </text:p>
      <text:p text:style-name="Standard">Python related, that the pandas developer will respond to your question. </text:p>
      <text:p text:style-name="Standard">In addition to posting questions, Stack Overflow is a great </text:p>
      <text:p text:style-name="Standard">place to see what issues people are having and how they can be solved. </text:p>
      <text:p text:style-name="Standard">A second resource you might want to consider are books. </text:p>
      <text:p text:style-name="Standard">In 2012, Wes McKinney wrote the definitive pandas reference book called Python for </text:p>
      <text:p text:style-name="Standard">Data Analysis, and published by O'Reilly. </text:p>
      <text:p text:style-name="Standard">And this was updated in 2017 to the second edition. </text:p>
      <text:p text:style-name="Standard">I consider this the go-to textbook for the class and </text:p>
      <text:p text:style-name="Standard">an important resource in understanding how pandas works. </text:p>
      <text:p text:style-name="Standard">But I also appreciate the more brief book, </text:p>
      <text:p text:style-name="Standard">Learning the Pandas Library by Matt Harrison. </text:p>
      <text:p text:style-name="Standard">It's not a comprehensive book on data analysis and statistics. </text:p>
      <text:p text:style-name="Standard">But if you just want to learn the basics of pandas and want to do it quickly, </text:p>
      <text:p text:style-name="Standard">I think it's a well laid out volume. </text:p>
      <text:p text:style-name="Standard">The field of data science is rapidly changing, there's new toolkits and </text:p>
      <text:p text:style-name="Standard">methods being created every day. </text:p>
      <text:p text:style-name="Standard">It can be tough to stay on top of all of this. </text:p>
      <text:p text:style-name="Standard">Marco Rodriguez and </text:p>
      <text:p text:style-name="Standard">Tim Golden maintain a wonderful blog aggregator site called Planet Python. </text:p>
      <text:p text:style-name="Standard">You can visit visit the webpage at planetpython.org, subscribe with </text:p>
      <text:p text:style-name="Standard">an RSS reader, or get the latest articles from the Planet Python Twitter feed. </text:p>
      <text:p text:style-name="Standard">There are lots of regular Python data science contributors, </text:p>
      <text:p text:style-name="Standard">and I highly recommend that you follow it if you're into RSS feeds. </text:p>
      <text:p text:style-name="Standard">Similarly, if you're into podcasts, I like Python Bytes by Michael Kennedy and </text:p>
      <text:p text:style-name="Standard">Brian Okken. </text:p>
      <text:p text:style-name="Standard">Their episodes are short and more Python news related, and </text:p>
      <text:p text:style-name="Standard">this is a great way to keep up with some of the activity in the python ecosystem. </text:p>
      <text:p text:style-name="Standard">All right, here's my last plug on how to deepen your learning. </text:p>
      <text:p text:style-name="Standard">Kyle Polich runs an excellent podcast called Data Skeptic. </text:p>
      <text:p text:style-name="Standard">And while it isn't Python-based per se, it is well produced and </text:p>
      <text:p text:style-name="Standard">has a wonderful mixture of interviews with experts in the field, </text:p>
      <text:p text:style-name="Standard">as well as short educational lessons. </text:p>
      <text:p text:style-name="Standard">Much of the work he describes is specific to machine learning methods and </text:p>
      <text:p text:style-name="Standard">will serve you well throughout this degree. </text:p>
      <text:p text:style-name="Standard"><text:soft-page-break/>With all of this in hand, </text:p>
      <text:p text:style-name="Standard">let's jump into learning more about the Python data manipulation toolkit, panda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2T08:01:31.171458181</meta:creation-date>
    <dc:date>2021-02-22T08:02:13.753589550</dc:date>
    <meta:editing-duration>PT46S</meta:editing-duration>
    <meta:editing-cycles>1</meta:editing-cycles>
    <meta:document-statistic meta:table-count="0" meta:image-count="0" meta:object-count="0" meta:page-count="2" meta:paragraph-count="54" meta:word-count="552" meta:character-count="3212" meta:non-whitespace-character-count="2661"/>
    <meta:generator>LibreOffice/6.0.7.3$Linux_X86_64 LibreOffice_project/00m0$Build-3</meta:generator>
  </office:meta>
</office:document-meta>
</file>